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table table:name="IndiceLiberteCivile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Pays</text:p>
          </table:table-cell>
          <table:table-cell office:value-type="string">
            <text:p>Valeur</text:p>
          </table:table-cell>
          <table:table-cell office:value-type="string">
            <text:p>Annee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4">
            <text:p>64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5">
            <text:p>6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2">
            <text:p>72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5">
            <text:p>75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7">
            <text:p>77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4">
            <text:p>84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/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/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float" office:value="7">
            <text:p>7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1">
            <text:p>2001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2">
            <text:p>2002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3">
            <text:p>2003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4">
            <text:p>2004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20">
            <text:p>2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cm" fo:margin-bottom="1cm" fo:margin-left="0cm" fo:margin-right="0cm" style:first-page-number="continue"/>
      <style:header-style>
        <style:header-footer-properties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7/03/2022</text:date>, <text:time>20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ys" style:display-name="PageStyle_Pa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7T20:46:24.65</dc:date>
    <dc:creator>Calia Clément</dc:creator>
    <meta:generator>OpenOffice/4.1.9$Win32 OpenOffice.org_project/419m1$Build-9805</meta:generator>
    <meta:editing-duration>PT5H25M36S</meta:editing-duration>
    <meta:editing-cycles>1</meta:editing-cycles>
    <meta:document-statistic meta:table-count="1" meta:cell-count="12558" meta:object-count="0"/>
  </office:meta>
</office:document-meta>
</file>